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782722F424F113885.png" manifest:media-type="image/png"/>
  <manifest:file-entry manifest:full-path="Pictures/100002010000055600000297BA46DA419B087B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50f" officeooo:paragraph-rsid="000d75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CP client and ser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8.25cm" draw:z-index="0"><draw:image xlink:href="Pictures/100002010000055600000297BA46DA419B087BDC.png" xlink:type="simple" xlink:show="embed" xlink:actuate="onLoad" loext:mime-type="image/png"/></draw:frame><draw:frame draw:style-name="fr1" draw:name="Image2" text:anchor-type="char" svg:x="0.079cm" svg:y="8.387cm" svg:width="17cm" svg:height="8.25cm" draw:z-index="1"><draw:image xlink:href="Pictures/10000201000005560000029782722F424F1138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2:00:58.624643379</meta:creation-date>
    <dc:date>2021-06-11T12:03:37.166062989</dc:date>
    <meta:editing-duration>PT2M46S</meta:editing-duration>
    <meta:editing-cycles>1</meta:editing-cycles>
    <meta:document-statistic meta:table-count="0" meta:image-count="2" meta:object-count="0" meta:page-count="1" meta:paragraph-count="1" meta:word-count="4" meta:character-count="21" meta:non-whitespace-character-count="18"/>
    <meta:generator>LibreOffice/6.4.7.2$Linux_X86_64 LibreOffice_project/40$Build-2</meta:generator>
  </office:meta>
</office:document-meta>
</file>